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  <style:text-properties fo:language="sv" fo:country="SE"/>
    </style:style>
    <style:style style:name="P3" style:family="paragraph" style:parent-style-name="Standard">
      <style:paragraph-properties fo:line-height="115%" style:writing-mode="lr-tb"/>
      <style:text-properties fo:language="sv" fo:country="SE"/>
    </style:style>
    <style:style style:name="P4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sv" fo:country="SE"/>
    </style:style>
    <style:style style:name="P6" style:family="paragraph" style:parent-style-name="Standard">
      <style:paragraph-properties fo:margin-left="0cm" fo:margin-right="0cm" fo:line-height="115%" fo:text-indent="0cm" style:auto-text-indent="false" style:writing-mode="lr-tb">
        <style:tab-stops/>
      </style:paragraph-properties>
      <style:text-properties fo:language="sv" fo:country="SE"/>
    </style:style>
    <style:style style:name="P7" style:family="paragraph" style:parent-style-name="Heading_20_2">
      <style:paragraph-properties fo:line-height="115%" fo:break-before="auto" fo:break-after="auto" style:writing-mode="lr-tb"/>
      <style:text-properties fo:language="sv" fo:country="SE"/>
    </style:style>
    <style:style style:name="P8" style:family="paragraph" style:parent-style-name="Heading_20_1">
      <style:paragraph-properties fo:line-height="115%" fo:break-before="auto" fo:break-after="auto" style:writing-mode="lr-tb"/>
      <style:text-properties fo:language="sv" fo:country="SE"/>
    </style:style>
    <style:style style:name="P9" style:family="paragraph" style:parent-style-name="Heading_20_3">
      <style:paragraph-properties fo:line-height="115%" fo:break-before="auto" fo:break-after="auto" style:writing-mode="lr-tb"/>
    </style:style>
    <style:style style:name="P10" style:family="paragraph" style:parent-style-name="Heading_20_3">
      <style:paragraph-properties fo:line-height="115%" fo:break-before="auto" fo:break-after="auto" style:writing-mode="lr-tb"/>
      <style:text-properties fo:language="sv" fo:country="SE"/>
    </style:style>
    <style:style style:name="P11" style:family="paragraph" style:parent-style-name="Heading_20_3">
      <style:paragraph-properties fo:line-height="115%" style:writing-mode="lr-tb"/>
      <style:text-properties fo:language="sv" fo:country="SE"/>
    </style:style>
    <style:style style:name="P12" style:family="paragraph" style:parent-style-name="Title">
      <style:paragraph-properties fo:line-height="115%" fo:break-before="auto" fo:break-after="auto" style:writing-mode="lr-tb"/>
      <style:text-properties fo:language="sv" fo:country="SE"/>
    </style:style>
    <style:style style:name="P13" style:family="paragraph" style:parent-style-name="Subtitle">
      <style:paragraph-properties fo:line-height="115%" fo:break-before="auto" fo:break-after="auto" style:writing-mode="lr-tb"/>
      <style:text-properties fo:language="sv" fo:country="SE"/>
    </style:style>
    <style:style style:name="T1" style:family="text">
      <style:text-properties fo:color="#1155cc" fo:language="sv" fo:country="SE"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language="sv" fo:country="SE"/>
    </style:style>
  </office:automatic-styles>
  <office:body>
    <office:text text:use-soft-page-breaks="true">
      <office:forms form:automatic-focus="false" form:apply-design-mode="false">
        <form:form form:name="Formulä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<text:bookmark text:name="h.9hbf97vdatia"/><text:span text:style-name="T2">Kravspecifikation -<text:line-break/></text:span><text:span text:style-name="T3">Småföretagsanpassat WordPresstema</text:span> </text:p>
      <text:h text:style-name="P7" text:outline-level="10"><text:bookmark text:name="h.2u43ko2w7mce"/>Referenser</text:h>
      <text:p text:style-name="Heading_20_3"><text:a xlink:type="simple" xlink:href="https://github.com/mg222cd/Uppgift-234/blob/master/Vision.odt" office:target-frame-name="_blank" xlink:show="new"><text:span text:style-name="T4">Vision</text:span></text:a></text:p>
      <text:p text:style-name="P4">Här beskrivs bakgrund, användargrupper och baskrav.</text:p>
      <text:h text:style-name="P9" text:outline-level="10"><text:bookmark text:name="h.h3ack38lxhif"/><text:a xlink:type="simple" xlink:href="https://github.com/mg222cd/Uppgift-234/blob/master/Krav.ods"><text:span text:style-name="T1">Krav</text:span></text:a></text:h>
      <text:p text:style-name="P4">Kraven ordnade i prioritetsordning med status och referenser</text:p>
      <text:p text:style-name="P13"><text:bookmark text:name="h.5zwd0613927x"/>Aktörer</text:p>
      <text:h text:style-name="P7" text:outline-level="10"><text:bookmark text:name="h.v4hcg25bma5z"/>Primära Aktörer</text:h>
      <text:h text:style-name="P10" text:outline-level="10"><text:bookmark text:name="h.cca0y3l79rq9"/>1 Administratör - Webbutvecklaren</text:h>
      <text:p text:style-name="P4">Vill administrera hela webbplatsen. Vill ha tillgång till bakomliggande kod och databas för att vid behöv kunna ändra i arkitektur och uppbyggnad och även kunna ta bort, lägga till och ändra funktioner och applikationer. Vill dessutom kunna administrera hela sidans innehåll via användarpanelen.</text:p>
      <text:h text:style-name="P10" text:outline-level="10"><text:bookmark text:name="h.yem8uppg9hur"/>2 Administratör - Avancerade användare</text:h>
      <text:p text:style-name="P4">Vill administrera hela sidans innehåll via användarpanelen. Vill kunna lägga till, ta bort och ändra texter och bilder. Vill kunna administrera blogginlägg och granska/publicera kommentarer från besökare.</text:p>
      <text:h text:style-name="P10" text:outline-level="10"><text:bookmark text:name="h.zd34s53z6uqu"/>3 Administratör - Ovana användare</text:h>
      <text:p text:style-name="P4">Vill kunna ändra befintlig text på vissa ställen, t.ex öppettider och kontaktuppgifter. Vill kunna skriva blogginlägg och granska/publicera kommentarer från besökare.</text:p>
      <text:h text:style-name="P10" text:outline-level="10">4 Kund - Webbplatsens besökare</text:h>
      <text:p text:style-name="P2">Vill besöka de skapade webbplatserna och dess texter och bilder. Vill kunna kommentera blogginlägg och på ett enkelt sätt kunna kontakta företaget.</text:p>
      <text:h text:style-name="P7" text:outline-level="10"><text:bookmark text:name="h.nhaazms8popg"/>Stödjande Aktörer</text:h>
      <text:h text:style-name="P10" text:outline-level="10"><text:soft-page-break/>Destination Funäsfjällen</text:h>
      <text:p text:style-name="P4">Befintligt bokningssystem och databas som i vissa fall kopplas ihop med webbsidorna.</text:p>
      <text:h text:style-name="P7" text:outline-level="10"><text:bookmark text:name="h.hrjiqqxg4bu"/>Offstage Aktörer</text:h>
      <text:h text:style-name="P10" text:outline-level="10">Befintliga kunder</text:h>
      <text:p text:style-name="P4">Vill bli erbjudna att migrera sina befintliga webbsidor till det nya WordPresstemat.</text:p>
      <text:h text:style-name="P10" text:outline-level="10">Andra webbutvecklare </text:h>
      <text:p text:style-name="P4">Vill använda temat för egna ändamål. Vill vidareutveckla koden med nya funtioner och skräddarsy för deras kunder.</text:p>
      <text:p text:style-name="P13"><text:bookmark text:name="h.1hu0qst5bo2j"/>Funktionella Krav<text:bookmark text:name="id.cg7p5ld4glcr"/></text:p>
      <text:h text:style-name="P10" text:outline-level="10">F1 Blogg </text:h>
      <text:h text:style-name="P3" text:outline-level="10">Sidan ska innehålla en blogg som administratören kan ändra och uppdatera.</text:h>
      <text:h text:style-name="P10" text:outline-level="10">F2 Portfolio</text:h>
      <text:h text:style-name="P6" text:outline-level="10">Sidan ska innehålla en portfolio med bilder och bildtexter som kan uppdateras av administratören.</text:h>
      <text:h text:style-name="P11" text:outline-level="10"><text:bookmark text:name="h.tn27xxw8i1ag"/>F3 Kontaktformulär</text:h>
      <text:p text:style-name="P4">Sidan ska innehålla ett kontaktformulär med validering både på server och klient.</text:p>
      <text:h text:style-name="P10" text:outline-level="10">F4 Kommentarer</text:h>
      <text:p text:style-name="P2">Sidans besökare ska kunna posta kommentarer som granskas och godkänns av administratören.</text:p>
      <text:h text:style-name="P8" text:outline-level="10"><text:bookmark text:name="h.26nr5xk0tzzy"/>Användningsfall</text:h>
      <text:h text:style-name="P7" text:outline-level="10"><text:bookmark text:name="h.8c4k921ydxr0"/>1 Kund</text:h>
      <text:p text:style-name="P1"><text:a xlink:type="simple" xlink:href="https://docs.google.com/document/d/1kghGhxnfJfTJy0a5XKND_J4SzOxsHpNTAh-y_2Mh7Ew/edit">AF</text:a><text:a xlink:type="simple" xlink:href="https://docs.google.com/document/d/1kghGhxnfJfTJy0a5XKND_J4SzOxsHpNTAh-y_2Mh7Ew/edit">1.1 </text:a><text:a xlink:type="simple" xlink:href="https://docs.google.com/document/d/1kghGhxnfJfTJy0a5XKND_J4SzOxsHpNTAh-y_2Mh7Ew/edit">Returnera</text:a><text:a xlink:type="simple" xlink:href="https://docs.google.com/document/d/1kghGhxnfJfTJy0a5XKND_J4SzOxsHpNTAh-y_2Mh7Ew/edit"> </text:a><text:a xlink:type="simple" xlink:href="https://docs.google.com/document/d/1kghGhxnfJfTJy0a5XKND_J4SzOxsHpNTAh-y_2Mh7Ew/edit">Vara</text:a></text:p>
      <text:p text:style-name="P4">AF1.2 Kontakta Support gällande Retur</text:p>
      <text:p text:style-name="P4">AF1.3 Kontrollera Returstatus </text:p>
      <text:h text:style-name="P7" text:outline-level="10"><text:bookmark text:name="h.hij5b3x1akxz"/>2 Support</text:h>
      <text:p text:style-name="P4">AF 2.1 Hantera Returärende </text:p>
      <text:h text:style-name="P7" text:outline-level="10"><text:bookmark text:name="h.q4tnj57u1fxd"/><text:soft-page-break/>3 Returhanterare</text:h>
      <text:p text:style-name="P4">AF 3.1 Felanmäla Retur</text:p>
      <text:p text:style-name="P4">AF 3.2 Läs Retur</text:p>
      <text:p text:style-name="P4">AF 3.3 Uppdatera Returstatus</text:p>
      <text:p text:style-name="P4">AF 3.4 Lista Returer</text:p>
      <text:h text:style-name="P7" text:outline-level="10"><text:bookmark text:name="h.txqxynj4exrn"/>4 Inköpare</text:h>
      <text:p text:style-name="P4">AF 4.1 Generera returrapport</text:p>
      <text:h text:style-name="P7" text:outline-level="10"><text:bookmark text:name="h.eeri8luw74fj"/>5 Tekniker</text:h>
      <text:p text:style-name="P4">AF 5.2 Läs Retur</text:p>
      <text:p text:style-name="P13"><text:bookmark text:name="h.7qrwda2e8ild"/>Ickefunktionella Krav</text:p>
      <text:h text:style-name="P7" text:outline-level="10"><text:bookmark text:name="h.n0ssbtowbyk"/>Projektkrav</text:h>
      <text:h text:style-name="P7" text:outline-level="10"><text:bookmark text:name="h.a2drozhnbotv"/>Begränsningar</text:h>
      <text:h text:style-name="P10" text:outline-level="10"><text:bookmark text:name="h.ijweucmrbk9w"/>B1 Implementation</text:h>
      <text:p text:style-name="P4">RetSys skall implementeras i ASP.NET MVC 3</text:p>
      <text:h text:style-name="P10" text:outline-level="10"><text:bookmark text:name="h.4w9wz33fp3om"/>B2 Befintlig kunddatabas</text:h>
      <text:p text:style-name="P4">RetSys skall använda en befintlig kunddatabas</text:p>
      <text:h text:style-name="P10" text:outline-level="10"><text:bookmark text:name="h.rdor20r7lj7f"/>B3 Integration i Webbshop</text:h>
      <text:p text:style-name="P4">RetSys Kund-relaterade funktioner skall integreras i befintlig webbshop</text:p>
      <text:h text:style-name="P8" text:outline-level="10"><text:bookmark text:name="h.syeocx1o0ruu"/>Kvalitetskrav</text:h>
      <text:h text:style-name="P7" text:outline-level="10">Användbarhet</text:h>
      <text:h text:style-name="P10" text:outline-level="10"><text:bookmark text:name="h.pizmrid7zfo0"/>Anv 1 Grafisk Utformning</text:h>
      <text:p text:style-name="P4">RetSys skall grafiskt utformas som den befintliga webbshoppen i fråga om färg och form. En kund skall inte se eller känna någon skillnad jämfört med webbshoppen när den gör en retur.</text:p>
      <text:h text:style-name="P10" text:outline-level="10">F1 Meny och header</text:h>
      <text:p text:style-name="P2">Kunder skall logga in via den befintliga webbshoppen för att kunna göra en retur.</text:p>
      <text:h text:style-name="P10" text:outline-level="10"><text:soft-page-break/>F1 Användarvänlighet</text:h>
      <text:p text:style-name="P2">Bildspel, alttexter, länkar öppnas i nytt fönster</text:p>
      <text:h text:style-name="P7" text:outline-level="10"><text:bookmark text:name="h.i5ihpsyabxqk"/>Tillgänglighet</text:h>
      <text:h text:style-name="P7" text:outline-level="10">Stödbarhet</text:h>
      <text:h text:style-name="P7" text:outline-level="10">Prestanda</text:h>
      <text:h text:style-name="P7" text:outline-level="10">Säkerhet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24</meta:editing-cycles>
    <dc:date>2013-12-11T20:17:24</dc:date>
    <meta:editing-duration>PT5H39M34S</meta:editing-duration>
    <meta:document-statistic meta:table-count="0" meta:image-count="0" meta:object-count="0" meta:page-count="4" meta:paragraph-count="70" meta:word-count="418" meta:character-count="2958"/>
  </office:meta>
</office:document-meta>
</file>